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XPathHelperConfiguration.getLibr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HelperConfiguration.setup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XPathHelperConfiguration.JXPathHelperConfiguration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XPathHelperConfiguration.getNamespaces( Configuration con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XPathHelperConfiguration.getPackages( Configuration con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XPathHelperConfiguration.JXPathHelperConfiguration( JXPathHelperConfiguration global ,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XPathHelperConfiguration.isLen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HelperConfiguration.JXPathHelp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HelperConfiguration.getFunctions( Configuration con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XPathHelperConfiguration.get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